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09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4.939cm"/>
    </style:style>
    <style:style style:name="Tableau2.D" style:family="table-column">
      <style:table-column-properties style:column-width="5.671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805cm"/>
    </style:style>
    <style:style style:name="Tableau1.B" style:family="table-column">
      <style:table-column-properties style:column-width="14.208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1" fo:font-size="10pt" fo:font-weight="normal" officeooo:rsid="001eed6b" officeooo:paragraph-rsid="00825d4c" fo:background-color="transparent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use-window-font-color="true" style:font-name="Arial1" fo:font-size="10pt" fo:font-weight="normal" officeooo:rsid="00b446f0" officeooo:paragraph-rsid="00d2cb2d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d800f8" officeooo:paragraph-rsid="00d800f8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d800f8" officeooo:paragraph-rsid="00d9f513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d800f8" officeooo:paragraph-rsid="00db61cc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d9f513" officeooo:paragraph-rsid="00da0f77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d9f513" officeooo:paragraph-rsid="00db61cc" fo:background-color="transparent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da0f77" officeooo:paragraph-rsid="00dabf74" fo:background-color="transparent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db61cc" officeooo:paragraph-rsid="00db61cc" fo:background-color="transparent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db61cc" officeooo:paragraph-rsid="00dd04a4" fo:background-color="transparent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db61cc" officeooo:paragraph-rsid="00e032af" fo:background-color="transparent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db61cc" officeooo:paragraph-rsid="00e3bb5d" fo:background-color="transparent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e90b07" officeooo:paragraph-rsid="00e90b07" fo:background-color="transparent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use-window-font-color="true" style:font-name="Arial1" fo:font-size="10pt" fo:font-weight="normal" officeooo:rsid="001eed6b" officeooo:paragraph-rsid="00bf2c1a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use-window-font-color="true" style:font-name="Arial1" fo:font-size="10pt" fo:font-weight="normal" officeooo:rsid="001eed6b" officeooo:paragraph-rsid="00dd2bbd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use-window-font-color="true" style:font-name="Arial1" fo:font-size="10pt" officeooo:rsid="0090244e" officeooo:paragraph-rsid="0090244e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d0f047" officeooo:paragraph-rsid="00d0f047" style:font-size-asian="10pt" style:font-size-complex="10pt"/>
    </style:style>
    <style:style style:name="P18" style:family="paragraph" style:parent-style-name="Standard">
      <style:text-properties style:use-window-font-color="true" style:font-name="Arial1" fo:font-size="10pt" fo:font-style="normal" fo:font-weight="normal" officeooo:rsid="00b446f0" officeooo:paragraph-rsid="00d2cb2d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4ee9b2" officeooo:paragraph-rsid="00a19262" fo:background-color="transparent" style:font-size-asian="10pt" style:font-size-complex="10pt"/>
    </style:style>
    <style:style style:name="P20" style:family="paragraph" style:parent-style-name="Standard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officeooo:rsid="008a0d74" officeooo:paragraph-rsid="007c929e" fo:background-color="transparent" style:font-size-asian="9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07ca86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7c929e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825d4c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Arial1" fo:font-size="10pt" fo:font-weight="bold" officeooo:rsid="00087c3c" officeooo:paragraph-rsid="00087c3c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Arial1" fo:font-size="10pt" fo:font-weight="bold" officeooo:rsid="007e73ab" officeooo:paragraph-rsid="007e73ab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1" fo:font-size="10pt" fo:font-weight="bold" officeooo:rsid="000a7467" officeooo:paragraph-rsid="00087c3c" style:font-size-asian="10pt" style:font-weight-asian="bold" style:font-size-complex="10pt" style:font-weight-complex="bold"/>
    </style:style>
    <style:style style:name="P27" style:family="paragraph" style:parent-style-name="Standard">
      <style:text-properties style:font-name="Arial1" fo:font-size="10pt" fo:font-weight="normal" officeooo:rsid="0007ca86" officeooo:paragraph-rsid="007c929e" style:font-size-asian="10pt" style:font-weight-asian="normal" style:font-size-complex="10pt" style:font-weight-complex="normal"/>
    </style:style>
    <style:style style:name="P28" style:family="paragraph" style:parent-style-name="Standard"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29" style:family="paragraph" style:parent-style-name="Standard">
      <style:text-properties style:font-name="Arial1" fo:font-size="10pt" officeooo:rsid="0007ca86" officeooo:paragraph-rsid="00825d4c" style:font-size-asian="10pt" style:font-size-complex="10pt"/>
    </style:style>
    <style:style style:name="P30" style:family="paragraph" style:parent-style-name="Standard">
      <style:text-properties style:font-name="Arial1" fo:font-size="10pt" officeooo:rsid="00087c3c" officeooo:paragraph-rsid="00087c3c" style:font-size-asian="10pt" style:font-size-complex="10pt"/>
    </style:style>
    <style:style style:name="P31" style:family="paragraph" style:parent-style-name="Standard">
      <style:text-properties style:font-name="Arial1" fo:font-size="10pt" officeooo:rsid="00087c3c" officeooo:paragraph-rsid="00a19262" style:font-size-asian="10pt" style:font-size-complex="10pt"/>
    </style:style>
    <style:style style:name="P32" style:family="paragraph" style:parent-style-name="Standard">
      <style:text-properties style:font-name="Arial1" fo:font-size="10pt" officeooo:rsid="00087c3c" officeooo:paragraph-rsid="00c09194" style:font-size-asian="10pt" style:font-size-complex="10pt"/>
    </style:style>
    <style:style style:name="P33" style:family="paragraph" style:parent-style-name="Standard">
      <style:text-properties style:font-name="Arial1" fo:font-size="10pt" officeooo:rsid="00087c3c" officeooo:paragraph-rsid="00c4acaf" style:font-size-asian="10pt" style:font-size-complex="10pt"/>
    </style:style>
    <style:style style:name="P34" style:family="paragraph" style:parent-style-name="Standard">
      <style:text-properties style:font-name="Arial1" fo:font-size="10pt" fo:font-style="normal" style:text-underline-style="solid" style:text-underline-width="auto" style:text-underline-color="font-color" officeooo:rsid="0063f7f2" officeooo:paragraph-rsid="00a19262" style:font-size-asian="10pt" style:font-style-asian="normal" style:font-size-complex="10pt" style:font-style-complex="normal"/>
    </style:style>
    <style:style style:name="P35" style:family="paragraph" style:parent-style-name="Standard">
      <style:text-properties style:font-name="Arial1" fo:font-size="10pt" fo:font-style="normal" style:text-underline-style="solid" style:text-underline-width="auto" style:text-underline-color="font-color" officeooo:rsid="0063f7f2" officeooo:paragraph-rsid="00ce587d" style:font-size-asian="10pt" style:font-style-asian="normal" style:font-size-complex="10pt" style:font-style-complex="normal"/>
    </style:style>
    <style:style style:name="P36" style:family="paragraph" style:parent-style-name="Standard">
      <style:text-properties style:font-name="Arial2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37" style:family="paragraph" style:parent-style-name="Standard">
      <style:text-properties style:font-name="Arial2" fo:font-size="10pt" fo:font-weight="normal" officeooo:rsid="00c06615" officeooo:paragraph-rsid="00c06615" style:font-size-asian="10pt" style:font-weight-asian="normal" style:font-size-complex="10pt" style:font-weight-complex="normal"/>
    </style:style>
    <style:style style:name="P38" style:family="paragraph" style:parent-style-name="Standard">
      <style:text-properties officeooo:paragraph-rsid="00087c3c"/>
    </style:style>
    <style:style style:name="P39" style:family="paragraph" style:parent-style-name="Standard">
      <style:text-properties officeooo:paragraph-rsid="00c09194"/>
    </style:style>
    <style:style style:name="P40" style:family="paragraph" style:parent-style-name="Standard">
      <style:text-properties officeooo:paragraph-rsid="00ce587d"/>
    </style:style>
    <style:style style:name="P41" style:family="paragraph" style:parent-style-name="Standard">
      <style:text-properties style:text-outline="false" style:text-line-through-style="none" style:text-line-through-type="none" style:font-name="Arial1" fo:font-size="10pt" fo:font-style="normal" fo:text-shadow="none" style:text-underline-style="none" fo:font-weight="normal" officeooo:rsid="00ce587d" officeooo:paragraph-rsid="00ce587d" fo:background-color="transparent" style:font-size-asian="10pt" style:font-style-asian="normal" style:font-weight-asian="normal" style:font-size-complex="10pt" style:font-weight-complex="normal" style:text-emphasize="none"/>
    </style:style>
    <style:style style:name="P42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825d4c" fo:background-color="transparent" style:font-size-asian="10pt" style:font-size-complex="10pt"/>
    </style:style>
    <style:style style:name="P43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7c929e" fo:background-color="transparent" style:font-size-asian="10pt" style:font-size-complex="10pt"/>
    </style:style>
    <style:style style:name="P44" style:family="paragraph" style:parent-style-name="Table_20_Contents">
      <style:text-properties style:font-name="Arial1" fo:font-size="10pt" officeooo:paragraph-rsid="007c929e" fo:background-color="transparent" style:font-size-asian="10pt" style:font-size-complex="10pt"/>
    </style:style>
    <style:style style:name="P45" style:family="paragraph" style:parent-style-name="Table_20_Contents">
      <style:text-properties style:font-name="Arial1" fo:font-size="10pt" officeooo:rsid="00825d4c" officeooo:paragraph-rsid="00825d4c" fo:background-color="transparent" style:font-size-asian="10pt" style:font-size-complex="10pt"/>
    </style:style>
    <style:style style:name="P46" style:family="paragraph" style:parent-style-name="Table_20_Contents">
      <style:text-properties style:font-name="Arial1" fo:font-size="10pt" officeooo:rsid="00888dd3" officeooo:paragraph-rsid="00888dd3" fo:background-color="transparent" style:font-size-asian="10pt" style:font-size-complex="10pt"/>
    </style:style>
    <style:style style:name="P47" style:family="paragraph" style:parent-style-name="Table_20_Contents">
      <style:text-properties style:font-name="Arial1" fo:font-size="10pt" officeooo:rsid="009e1864" officeooo:paragraph-rsid="009e1864" fo:background-color="transparent" style:font-size-asian="10pt" style:font-size-complex="10pt"/>
    </style:style>
    <style:style style:name="P48" style:family="paragraph" style:parent-style-name="Table_20_Contents">
      <style:text-properties style:font-name="Arial1" fo:font-size="10pt" officeooo:rsid="00a19262" officeooo:paragraph-rsid="00ce587d" fo:background-color="transparent" style:font-size-asian="10pt" style:font-size-complex="10pt"/>
    </style:style>
    <style:style style:name="P49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paragraph-rsid="007c929e" fo:background-color="transparent" style:font-size-asian="10pt" style:font-weight-asian="bold" style:font-size-complex="10pt" style:font-weight-complex="bold"/>
    </style:style>
    <style:style style:name="P50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rsid="00830f09" officeooo:paragraph-rsid="00830f09" fo:background-color="transparent" style:font-size-asian="10pt" style:font-weight-asian="bold" style:font-size-complex="10pt" style:font-weight-complex="bold"/>
    </style:style>
    <style:style style:name="P51" style:family="paragraph" style:parent-style-name="Footnote">
      <style:text-properties style:font-name="Arial1" fo:font-size="8pt" officeooo:rsid="00826c5e" officeooo:paragraph-rsid="00826c5e" style:font-size-asian="8pt" style:font-size-complex="8pt"/>
    </style:style>
    <style:style style:name="P52" style:family="paragraph" style:parent-style-name="Standard" style:master-page-name="Landscape">
      <style:paragraph-properties style:page-number="auto"/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53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54" style:family="paragraph" style:parent-style-name="Standard">
      <style:text-properties style:use-window-font-color="true" style:font-name="Arial1" fo:font-size="10pt" fo:font-weight="normal" officeooo:rsid="00f07b95" officeooo:paragraph-rsid="00f07b95" fo:background-color="transparent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d40f94" officeooo:paragraph-rsid="00d40f94" style:font-size-asian="10pt" style:font-size-complex="10pt"/>
    </style:style>
    <style:style style:name="P56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f07b95" officeooo:paragraph-rsid="00f07b95" style:font-size-asian="10pt" style:font-size-complex="10pt"/>
    </style:style>
    <style:style style:name="P57" style:family="paragraph" style:parent-style-name="Table_20_Contents">
      <style:text-properties style:use-window-font-color="true" style:font-name="Arial1" fo:font-size="10pt" fo:font-weight="normal" officeooo:rsid="00f07b95" officeooo:paragraph-rsid="00f07b95" fo:background-color="transparent" style:font-size-asian="10pt" style:font-weight-asian="normal" style:font-size-complex="10pt" style:font-weight-complex="normal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4ee9b2" fo:background-color="transparent" loext:char-shading-value="0"/>
    </style:style>
    <style:style style:name="T3" style:family="text">
      <style:text-properties officeooo:rsid="008c10c5" fo:background-color="transparent" loext:char-shading-value="0"/>
    </style:style>
    <style:style style:name="T4" style:family="text">
      <style:text-properties officeooo:rsid="00bf2c1a" fo:background-color="transparent" loext:char-shading-value="0"/>
    </style:style>
    <style:style style:name="T5" style:family="text">
      <style:text-properties officeooo:rsid="00d2d690" fo:background-color="transparent" loext:char-shading-value="0"/>
    </style:style>
    <style:style style:name="T6" style:family="text">
      <style:text-properties officeooo:rsid="00d49dc4" fo:background-color="transparent" loext:char-shading-value="0"/>
    </style:style>
    <style:style style:name="T7" style:family="text">
      <style:text-properties officeooo:rsid="00d5eaf9" fo:background-color="transparent" loext:char-shading-value="0"/>
    </style:style>
    <style:style style:name="T8" style:family="text">
      <style:text-properties officeooo:rsid="00d6bcb2" fo:background-color="transparent" loext:char-shading-value="0"/>
    </style:style>
    <style:style style:name="T9" style:family="text">
      <style:text-properties officeooo:rsid="00dd2bbd" fo:background-color="transparent" loext:char-shading-value="0"/>
    </style:style>
    <style:style style:name="T10" style:family="text">
      <style:text-properties officeooo:rsid="00eac31b" fo:background-color="transparent" loext:char-shading-value="0"/>
    </style:style>
    <style:style style:name="T11" style:family="text">
      <style:text-properties officeooo:rsid="00f23dab" fo:background-color="transparent" loext:char-shading-value="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7ca86" style:font-weight-asian="normal" style:font-weight-complex="normal"/>
    </style:style>
    <style:style style:name="T14" style:family="text">
      <style:text-properties fo:font-weight="normal" officeooo:rsid="00a19262" style:font-weight-asian="normal" style:font-weight-complex="normal"/>
    </style:style>
    <style:style style:name="T15" style:family="text">
      <style:text-properties fo:font-weight="normal" officeooo:rsid="008a0d74" style:font-weight-asian="normal" style:font-weight-complex="normal"/>
    </style:style>
    <style:style style:name="T16" style:family="text">
      <style:text-properties fo:font-weight="normal" officeooo:rsid="004715f6" style:font-weight-asian="normal" style:font-weight-complex="normal"/>
    </style:style>
    <style:style style:name="T17" style:family="text">
      <style:text-properties fo:font-weight="normal" officeooo:rsid="00bbe459" style:font-weight-asian="normal" style:font-weight-complex="normal"/>
    </style:style>
    <style:style style:name="T18" style:family="text">
      <style:text-properties fo:font-weight="normal" officeooo:rsid="00c4acaf" style:font-weight-asian="normal" style:font-weight-complex="normal"/>
    </style:style>
    <style:style style:name="T19" style:family="text">
      <style:text-properties fo:font-weight="normal" officeooo:rsid="00ce587d" style:font-weight-asian="normal" style:font-weight-complex="normal"/>
    </style:style>
    <style:style style:name="T20" style:family="text">
      <style:text-properties fo:font-weight="normal" officeooo:rsid="00df05b7" style:font-weight-asian="normal" style:font-weight-complex="normal"/>
    </style:style>
    <style:style style:name="T21" style:family="text">
      <style:text-properties fo:font-weight="normal" officeooo:rsid="00f07b95" style:font-weight-asian="normal" style:font-weight-complex="normal"/>
    </style:style>
    <style:style style:name="T22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23" style:family="text">
      <style:text-properties style:use-window-font-color="true" fo:font-weight="normal" officeooo:rsid="0082de20" fo:background-color="transparent" loext:char-shading-value="0" style:font-weight-asian="normal" style:font-weight-complex="normal"/>
    </style:style>
    <style:style style:name="T24" style:family="text">
      <style:text-properties style:use-window-font-color="true" style:font-name="Arial1" fo:font-size="10pt" fo:font-weight="normal" officeooo:rsid="00ce587d" fo:background-color="transparent" loext:char-shading-value="0" style:font-size-asian="10pt" style:font-weight-asian="normal" style:font-size-complex="10pt" style:font-weight-complex="normal"/>
    </style:style>
    <style:style style:name="T25" style:family="text">
      <style:text-properties style:use-window-font-color="true" style:font-name="Arial2" fo:font-size="10pt" fo:font-weight="normal" officeooo:rsid="00ce587d" fo:background-color="transparent" loext:char-shading-value="0" style:font-size-asian="10pt" style:font-weight-asian="normal" style:font-size-complex="10pt" style:font-weight-complex="normal"/>
    </style:style>
    <style:style style:name="T26" style:family="text">
      <style:text-properties style:font-name="Arial2"/>
    </style:style>
    <style:style style:name="T27" style:family="text">
      <style:text-properties style:font-name="Arial2" fo:font-size="10pt" officeooo:rsid="00baa73a" style:font-size-asian="10pt" style:font-size-complex="10pt"/>
    </style:style>
    <style:style style:name="T28" style:family="text">
      <style:text-properties style:font-name="Arial2" fo:font-size="10pt" officeooo:rsid="00bbe459" style:font-size-asian="10pt" style:font-size-complex="10pt"/>
    </style:style>
    <style:style style:name="T29" style:family="text">
      <style:text-properties style:font-name="Arial2" fo:font-size="10pt" fo:font-weight="normal" officeooo:rsid="00ce587d" style:font-size-asian="10pt" style:font-weight-asian="normal" style:font-size-complex="10pt" style:font-weight-complex="normal"/>
    </style:style>
    <style:style style:name="T30" style:family="text">
      <style:text-properties style:font-name="Arial2" officeooo:rsid="00baa73a"/>
    </style:style>
    <style:style style:name="T31" style:family="text">
      <style:text-properties officeooo:rsid="0084e411"/>
    </style:style>
    <style:style style:name="T32" style:family="text">
      <style:text-properties officeooo:rsid="000c6bcc"/>
    </style:style>
    <style:style style:name="T33" style:family="text">
      <style:text-properties officeooo:rsid="0007ca86"/>
    </style:style>
    <style:style style:name="T34" style:family="text">
      <style:text-properties officeooo:rsid="000d80b4"/>
    </style:style>
    <style:style style:name="T35" style:family="text">
      <style:text-properties style:font-name="Arial1" fo:font-size="10pt" officeooo:rsid="00087c3c" style:font-size-asian="10pt" style:font-size-complex="10pt"/>
    </style:style>
    <style:style style:name="T36" style:family="text">
      <style:text-properties style:font-name="Arial1" fo:font-size="10pt" officeooo:rsid="00baa73a" style:font-size-asian="10pt" style:font-size-complex="10pt"/>
    </style:style>
    <style:style style:name="T37" style:family="text">
      <style:text-properties style:font-name="Arial1" fo:font-size="10pt" officeooo:rsid="00bbe459" style:font-size-asian="10pt" style:font-size-complex="10pt"/>
    </style:style>
    <style:style style:name="T38" style:family="text">
      <style:text-properties style:font-name="Arial1" fo:font-size="10pt" fo:font-weight="normal" officeooo:rsid="0007ca86" style:font-size-asian="10pt" style:font-weight-asian="normal" style:font-size-complex="10pt" style:font-weight-complex="normal"/>
    </style:style>
    <style:style style:name="T39" style:family="text">
      <style:text-properties style:font-name="Arial1" fo:font-size="10pt" fo:font-weight="normal" officeooo:rsid="00bbe459" style:font-size-asian="10pt" style:font-weight-asian="normal" style:font-size-complex="10pt" style:font-weight-complex="normal"/>
    </style:style>
    <style:style style:name="T40" style:family="text">
      <style:text-properties style:font-name="Arial1" fo:font-size="10pt" fo:font-weight="normal" officeooo:rsid="00ce587d" style:font-size-asian="10pt" style:font-weight-asian="normal" style:font-size-complex="10pt" style:font-weight-complex="normal"/>
    </style:style>
    <style:style style:name="T41" style:family="text">
      <style:text-properties officeooo:rsid="009e054c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officeooo:rsid="00baa73a"/>
    </style:style>
    <style:style style:name="T44" style:family="text">
      <style:text-properties officeooo:rsid="008c10c5"/>
    </style:style>
    <style:style style:name="T45" style:family="text">
      <style:text-properties officeooo:rsid="00ce587d"/>
    </style:style>
    <style:style style:name="T46" style:family="text">
      <style:text-properties officeooo:rsid="00c06615"/>
    </style:style>
    <style:style style:name="T47" style:family="text">
      <style:text-properties officeooo:rsid="00d9f513"/>
    </style:style>
    <style:style style:name="T48" style:family="text">
      <style:text-properties officeooo:rsid="00da0f77"/>
    </style:style>
    <style:style style:name="T49" style:family="text">
      <style:text-properties officeooo:rsid="00dabf74"/>
    </style:style>
    <style:style style:name="T50" style:family="text">
      <style:text-properties officeooo:rsid="00dd04a4"/>
    </style:style>
    <style:style style:name="T51" style:family="text">
      <style:text-properties officeooo:rsid="00dd2bbd"/>
    </style:style>
    <style:style style:name="T52" style:family="text">
      <style:text-properties officeooo:rsid="00e032af"/>
    </style:style>
    <style:style style:name="T53" style:family="text">
      <style:text-properties officeooo:rsid="00e575af"/>
    </style:style>
    <style:style style:name="T54" style:family="text">
      <style:text-properties officeooo:rsid="00ec8eda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draw: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PROJET P<text:span text:style-name="T41">acman</text:span></text:p>
      <text:p text:style-name="P23"/>
      <text:p text:style-name="P23"/>
      <text:p text:style-name="P23"><draw:frame draw:style-name="fr1" draw:name="Cadre7" text:anchor-type="paragraph" svg:x="0.034cm" svg:y="0.233cm" svg:width="17.082cm" draw:z-index="1"><draw:text-box fo:min-height="0.79cm"><text:p text:style-name="P26">FICHE DE SPÉCIFICATION DE L’US N° : <text:span text:style-name="T45">1630</text:span></text:p></draw:text-box></draw:fram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table:number-columns-spanned="4" office:value-type="string">
            <text:p text:style-name="P50">Historique des modifications</text:p>
            <text:p text:style-name="P42"/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45">version</text:p>
          </table:table-cell>
          <table:table-cell table:style-name="Tableau2.B2" office:value-type="string">
            <text:p text:style-name="P45">Date</text:p>
          </table:table-cell>
          <table:table-cell table:style-name="Tableau2.C2" office:value-type="string">
            <text:p text:style-name="P45">Auteur de la modification</text:p>
          </table:table-cell>
          <table:table-cell table:style-name="Tableau2.D2" office:value-type="string">
            <text:p text:style-name="P45">statut<text:note text:id="ftn1" text:note-class="footnote"><text:note-citation>1</text:note-citation><text:note-body><text:p text:style-name="P51">Les modalités du statut sont : validé EPS, accepté EPI, fini</text:p></text:note-body></text:note></text:p>
          </table:table-cell>
        </table:table-row>
        <table:table-row>
          <table:table-cell table:style-name="Tableau2.A2" office:value-type="string">
            <text:p text:style-name="P45">00</text:p>
          </table:table-cell>
          <table:table-cell table:style-name="Tableau2.B3" office:value-type="string">
            <text:p text:style-name="P46"><text:span text:style-name="T45">30</text:span>/0<text:span text:style-name="T45">1</text:span>/201<text:span text:style-name="T45">9</text:span></text:p>
          </table:table-cell>
          <table:table-cell table:style-name="Tableau2.C3" office:value-type="string">
            <text:p text:style-name="P46">GC</text:p>
          </table:table-cell>
          <table:table-cell table:style-name="Tableau2.D3" office:value-type="string">
            <text:p text:style-name="P47"/>
          </table:table-cell>
        </table:table-row>
        <table:table-row>
          <table:table-cell table:style-name="Tableau2.A2" office:value-type="string">
            <text:p text:style-name="P45">01</text:p>
          </table:table-cell>
          <table:table-cell table:style-name="Tableau2.B4" office:value-type="string">
            <text:p text:style-name="P54">27/03/2019</text:p>
          </table:table-cell>
          <table:table-cell table:style-name="Tableau2.C4" office:value-type="string">
            <text:p text:style-name="P57">GC</text:p>
          </table:table-cell>
          <table:table-cell table:style-name="Tableau2.D4" office:value-type="string">
            <text:p text:style-name="P1"/>
          </table:table-cell>
        </table:table-row>
      </table:table>
      <text:p text:style-name="P29"><draw:frame draw:style-name="fr1" draw:name="Cadre2" text:anchor-type="paragraph" svg:x="0.018cm" svg:y="0.37cm" svg:width="17.03cm" draw:z-index="0"><draw:text-box fo:min-height="0.79cm"><text:p text:style-name="P38"><text:span text:style-name="T35">FONCTIONNALIT</text:span><text:span text:style-name="T38">É : </text:span><text:span text:style-name="T40">Sauvegarder une sélection de modalités</text:span></text:p></draw:text-box></draw:frame><draw:frame draw:style-name="fr1" draw:name="Cadre8" text:anchor-type="paragraph" svg:x="0.034cm" svg:y="2.048cm" svg:width="17.014cm" draw:z-index="2"><draw:text-box fo:min-height="0.79cm"><text:p text:style-name="P30"><text:span text:style-name="T34">PROFIL</text:span> D'UTILISAT<text:span text:style-name="T34">EURS</text:span> CONCERN<text:span text:style-name="T13">É : </text:span><text:span text:style-name="T14">Consultant/</text:span><text:span text:style-name="T19">producteur/</text:span><text:span text:style-name="T20">responsab</text:span><text:span text:style-name="T21">l</text:span><text:span text:style-name="T20">e</text:span></text:p></draw:text-box></draw:frame><text:soft-page-break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3"/>
            <text:p text:style-name="P49">Description</text:p>
            <text:p text:style-name="P43"/>
          </table:table-cell>
          <table:covered-table-cell/>
        </table:table-row>
        <table:table-row>
          <table:table-cell table:style-name="Tableau1.A2" office:value-type="string">
            <text:p text:style-name="P44">En tant que</text:p>
          </table:table-cell>
          <table:table-cell table:style-name="Tableau1.B4" office:value-type="string">
            <text:p text:style-name="P48">consultant,<text:span text:style-name="T45"> producteur ou responsable</text:span></text:p>
          </table:table-cell>
        </table:table-row>
        <table:table-row>
          <table:table-cell table:style-name="Tableau1.A2" office:value-type="string">
            <text:p text:style-name="P44">Je veux</text:p>
          </table:table-cell>
          <table:table-cell table:style-name="Tableau1.B4" office:value-type="string">
            <text:p text:style-name="P41">sauvegarder une sélection de modalités</text:p>
          </table:table-cell>
        </table:table-row>
        <table:table-row>
          <table:table-cell table:style-name="Tableau1.A2" office:value-type="string">
            <text:p text:style-name="P44">Afin de/<text:span text:style-name="T31">que</text:span></text:p>
          </table:table-cell>
          <table:table-cell table:style-name="Tableau1.B4" office:value-type="string">
            <text:p text:style-name="P20">pouvoir la réutiliser pour une visualisation, une exportation, une copie,un effacement ou une saisie de données</text:p>
          </table:table-cell>
        </table:table-row>
      </table:table>
      <text:p text:style-name="P27"><draw:frame draw:style-name="fr1" draw:name="Cadre11" text:anchor-type="paragraph" svg:x="-0.035cm" svg:y="0.446cm" svg:width="17.03cm" draw:z-index="10"><draw:text-box fo:min-height="0.79cm"><text:p text:style-name="P39"><text:span text:style-name="T27">É</text:span><text:span text:style-name="T36">CRAN </text:span><text:span text:style-name="T37">DE D</text:span><text:span text:style-name="T27">É</text:span><text:span text:style-name="T28">PART</text:span><text:span text:style-name="T38"> : </text:span><text:span text:style-name="T39"><text:s/></text:span><text:span text:style-name="T29">É</text:span><text:span text:style-name="T40">cran de l’action à réaliser</text:span></text:p></draw:text-box></draw:frame><draw:frame draw:style-name="fr1" draw:name="Cadre1" text:anchor-type="paragraph" svg:x="-0.009cm" svg:y="1.515cm" svg:width="17.03cm" draw:z-index="8"><draw:text-box fo:min-height="0.79cm"><text:p text:style-name="P40"><text:span text:style-name="T27">É</text:span><text:span text:style-name="T36">CRAN </text:span><text:span text:style-name="T37">DE D’ARRIV</text:span><text:span text:style-name="T27">É</text:span><text:span text:style-name="T28">E</text:span><text:span text:style-name="T38"> : <text:s/></text:span><text:span text:style-name="T25">É</text:span><text:span text:style-name="T24">cran de l’action à réaliser</text:span></text:p></draw:text-box></draw:frame><draw:frame draw:style-name="fr1" draw:name="Cadre10" text:anchor-type="paragraph" svg:x="-0.009cm" svg:y="2.688cm" svg:width="17.014cm" draw:z-index="9"><draw:text-box fo:min-height="0.79cm"><text:p text:style-name="P32"><text:span text:style-name="T43">ZONE DE L’ </text:span><text:span text:style-name="T30">É</text:span><text:span text:style-name="T43">CRAN DE D</text:span><text:span text:style-name="T13">É</text:span><text:span text:style-name="T17">PART</text:span><text:span text:style-name="T13"> : </text:span><text:span text:style-name="T18">Haut </text:span><text:span text:style-name="T19">et droite de l’écran de l’action à réaliser</text:span></text:p></draw:text-box></draw:frame><draw:frame draw:style-name="fr1" draw:name="Cadre12" text:anchor-type="paragraph" svg:x="0.018cm" svg:y="3.776cm" svg:width="17.014cm" draw:z-index="11"><draw:text-box fo:min-height="0.79cm"><text:p text:style-name="P33"><text:span text:style-name="T43">ZONE DE L’ </text:span><text:span text:style-name="T30">É</text:span><text:span text:style-name="T43">CRAN D’ARRIV</text:span><text:span text:style-name="T13">É</text:span><text:span text:style-name="T17">E</text:span><text:span text:style-name="T13"> :</text:span></text:p></draw:text-box></draw:frame></text:p>
      <text:p text:style-name="P27"/>
      <text:p text:style-name="P22"><draw:frame draw:style-name="fr2" draw:name="Cadre4" text:anchor-type="paragraph" svg:x="0.236cm" svg:y="1.134cm" svg:width="16.923cm" draw:z-index="3"><draw:text-box fo:min-height="4.819cm"><text:p text:style-name="P30"><text:span text:style-name="T12">Pré-requis à la mise en œuvre de la fonctionnalité</text:span><text:span text:style-name="T13"> : </text:span></text:p><text:p text:style-name="P34"><text:span text:style-name="T15">En tant qu</text:span><text:span text:style-name="T19">e consultant</text:span><text:span text:style-name="T12"> :</text:span></text:p><text:p text:style-name="P2">Avoir choisi <text:span text:style-name="T45">l’action à réaliser </text:span>dans le menu du bandeau gauche<text:span text:style-name="T45"> (nouvelle visualisation ou nouvel export) ou en ayant choisi l’action à réaliser à partir d’une sélection sauvegardée existante (visualisation ou export)</text:span></text:p><text:p text:style-name="P35"><text:span text:style-name="T15">En tant qu</text:span><text:span text:style-name="T19">e producteur</text:span><text:span text:style-name="T12"> :</text:span></text:p><text:p text:style-name="P2">Avoir choisi <text:span text:style-name="T45">l’action à réaliser </text:span>dans le menu du bandeau gauche<text:span text:style-name="T45"> (nouvelle copie dans mon espace de travail, nouvel effacement dans mon espace de travail ou nouvelle saisie) </text:span>dans le menu du bandeau gauche <text:span text:style-name="T45">ou en ayant choisi l’action à réaliser à partir d’une sélection sauvegardée existante (copie dans mon espace de travail, effacement dans mon espace de travail ou saisie)</text:span></text:p><text:p text:style-name="P35"><text:span text:style-name="T15">En tant qu</text:span><text:span text:style-name="T19">e responsable</text:span><text:span text:style-name="T12"> :</text:span></text:p><text:p text:style-name="P18">Avoir choisi <text:span text:style-name="T45">l’action à réaliser </text:span>dans le menu du bandeau gauche<text:span text:style-name="T45"> (nouvelle copie ou nouvel effacement dans l’espace de synthèse)</text:span> <text:span text:style-name="T45">ou en ayant choisi l’action à réaliser à partir d’une sélection sauvegardée existante (copie ou effacement dans l’espace de synthèse)</text:span></text:p></draw:text-box></draw:frame><draw:frame draw:style-name="fr2" draw:name="Cadre3" text:anchor-type="paragraph" svg:x="0.289cm" svg:y="7.368cm" svg:width="16.953cm" draw:z-index="6"><draw:text-box fo:min-height="1.789cm"><text:p text:style-name="P24">Liste des r<text:span text:style-name="T32">è</text:span>gles de gestion à appliquer pour cette fonctionnalité<text:span text:style-name="T33"> : </text:span></text:p><text:p text:style-name="P16"/></draw:text-box></draw:frame>SPÉCIFICATIONS DÉTAILLÉES</text:p>
      <text:p text:style-name="P28"><draw:frame draw:style-name="fr2" draw:name="Cadre5" text:anchor-type="paragraph" svg:x="0.03cm" svg:y="-1cm" svg:width="16.974cm" draw:z-index="5"><draw:text-box fo:min-height="14.97cm"><text:p text:style-name="P31"><text:span text:style-name="T42">Description de la fonctionnalité : </text:span><text:span text:style-name="T16">cf. exemple d'écran en annexe de la fiche</text:span></text:p><text:p text:style-name="P17"><text:span text:style-name="T2">L</text:span><text:span text:style-name="T1">a sauvegarde d’une sélection de modalités est effectuée dans l’écran de l’action concernée : il peut s’agir d’une visualisation, </text:span><text:span text:style-name="T5">d’un export de donnée, d’une copie dans l’espace de travail de l’utilisateur, d’un effacement de données ou d’une saisie directe.</text:span></text:p><text:p text:style-name="P19"/><text:p text:style-name="P55"><text:span text:style-name="T2">Q</text:span><text:span text:style-name="T1">uelle que soit l’action à réaliser, un bouton « Sauvegarder sélection » est à droite de l’écran sur la ligne des boutons des dimensions (pré-sélection des modalités pour la visualisation). Ce bouton n’est cliquable que lorsque le choix des modalités (au moins une) a été réalisé pour </text:span><text:span text:style-name="T10">une</text:span><text:span text:style-name="T1"> </text:span><text:span text:style-name="T10">d</text:span><text:span text:style-name="T1">es dimensions </text:span><text:span text:style-name="T10">du domaine</text:span><text:span text:style-name="T1">. </text:span><text:span text:style-name="T6">Lorsqu’il est cliquable et qu’aucune sélection n’a encore été sauvegardé</text:span><text:span text:style-name="T8">e</text:span><text:span text:style-name="T6">, le message « Vous n’avez pas encore sauvegardé de sélection. » s’affiche en rouge sous le bouton. </text:span><text:span text:style-name="T7">sinon, il n’apparaît plus.</text:span></text:p><text:p text:style-name="P55"><text:span text:style-name="T7"/></text:p><text:p text:style-name="P56"><text:span text:style-name="T7">P</text:span><text:span text:style-name="T1">our une dimension donnée, si l’utilisateur a sélectionné toutes les modalités (soit par le bouton dédié, soit par filtres successifs ou par sélection individuelle), </text:span><text:span text:style-name="T11">si le référentiel évolue par la suite, toutes les modalités y compris les nouvelles font partie d’office de la sélection sauvegardée.</text:span></text:p><text:p text:style-name="P19"/><text:p text:style-name="P4"><text:span text:style-name="T46">E</text:span>nsuite les étapes diffèrent en fonction de l’action concernée par la sauvegarde de la sélection. <text:span text:style-name="T47">L’utilisation du bouton « Sauvegarder sélection » a les conséquences suivantes :</text:span></text:p><text:p text:style-name="P3"/><text:p text:style-name="P6">1. Dans le cas d’un export, d’une copie, d’un effacement ou d’une saisie, elle affiche une fenêtre contenant un champ de saisie du nom de la sélection et des boutons « OK » (pour valider la sauvegarde) et « Annuler » (pour annuler la sauvegarde, avec fermeture de la fenêtre). Si aucun caractère n’est saisi dans le champ, l<text:span text:style-name="T54">e</text:span> bouton « OK » <text:span text:style-name="T54">n’</text:span>est <text:span text:style-name="T54">pas accessible</text:span>. <text:span text:style-name="T48">Si la sélection a déjà été sauvegardée, le nom de la sélection est affiché et modifiable dans le champ concerné. Le champ est limité à 50 caractères.</text:span></text:p><text:p text:style-name="P6"/><text:p text:style-name="P6">Après l’utilisation du bouton « OK », si la sélection à sauvegarder existe déjà en base (même nom <text:span text:style-name="T48">dans le champ concerné</text:span>), un message de confirmation <text:span text:style-name="T49">(« Voulez-vous mettre à jour la sélection &lt;nom de la sélection&gt; ? »)</text:span> s’affiche dans une fenêtre avec un bouton « OK » (pour confirmer la sauvegarde) et « annuler » (pour annuler la sauvegarde). Dans tous les cas, la fenêtre se ferme après l’utilisation de l’un des deux boutons.</text:p><text:p text:style-name="P6"/><text:p text:style-name="P8">2. Dans le cas d’une visualisation, si au moins une dimension a été placée en ligne et une autre en colonne, l’utilisation du bouton <text:span text:style-name="T47">« Sauvegarder sélection » </text:span>a les mêmes conséquences que ci-dessus. Sinon, <text:span text:style-name="T49">un message de confirmation (« Voulez-vous sauvegarder la sélection sans mise en forme du tableau ? ») s’affiche dans une fenêtre avec un bouton « OK » (pour confirmer) et « annuler » (pour annuler la sauvegarde). Si le bouton « OK » est utilisé, on revient dans le cas général avec l’affichage de la fenêtre permettant de saisir le nom de la sélection.</text:span></text:p><text:p text:style-name="P8"/><text:p text:style-name="P7">Le lancement de la sauvegarde de la sélection a les conséquences suivantes :</text:p><text:p text:style-name="P5"/><text:p text:style-name="P9">1. Dans le cas d’une copie vers l’espace de synthèse <text:span text:style-name="T53">d’un effacement </text:span>ou d’une saisie, le domaine concerné par la sélection, la liste des modalités sélectionnées par dimension <text:span text:style-name="T52">et la date de sauvegarde de la sélection</text:span> <text:span text:style-name="T52">sont</text:span> sauvegardé<text:span text:style-name="T52">s</text:span> en base.</text:p><text:p text:style-name="P9"/><text:p text:style-name="P11">2. Dans le cas d’une copie vers son espace de travail, en plus d<text:span text:style-name="T52">u</text:span> domaine concerné par la sélection, <text:span text:style-name="T52">de</text:span> la liste des modalités sélectionnées par dimension <text:span text:style-name="T52">et de la date de sauvegarde de la sélection</text:span>, l’information sur l’espace de départ depuis lequel copier les données est sauvegardée en base.</text:p><text:p text:style-name="P9"/><text:p text:style-name="P12"><text:span text:style-name="T53">3</text:span>. Dans le cas d’un <text:span text:style-name="T50">export</text:span>, en plus d<text:span text:style-name="T52">u</text:span> domaine concerné par la sélection, <text:span text:style-name="T52">de</text:span> la liste des modalités sélectionnées par dimension <text:span text:style-name="T52">et de la date de sauvegarde de la sélection</text:span>, l<text:span text:style-name="T50">es </text:span>information<text:span text:style-name="T50">s</text:span> sur <text:span text:style-name="T50">les options retenues (libellés, séparateur) son</text:span>t sauvegardée<text:span text:style-name="T50">s</text:span> en base.<text:span text:style-name="T51"> En revanche, l’espace de travail n’est pas une information sauvegardée afin que la sélection puisse s’appliquer à n’importe quel espace.</text:span></text:p><text:p text:style-name="P10"/><text:p text:style-name="P11"><text:span text:style-name="T53">4</text:span>. Dans le cas d’un<text:span text:style-name="T51">e visualisation</text:span>, en plus d<text:span text:style-name="T52">u</text:span> domaine concerné par la sélection, <text:span text:style-name="T52">de</text:span> la liste des modalités sélectionnées par dimension <text:span text:style-name="T52">et de la date de sauvegarde de la sélection, les </text:span>information<text:span text:style-name="T50">s</text:span> sur <text:span text:style-name="T50">les options retenues (nombre de décimales, séparateur, ordre des modalités dans le tableau) son</text:span>t sauvegardée<text:span text:style-name="T50">s</text:span> en base. <text:span text:style-name="T51">Le cas échéant, si le placement d’au moins une dimension en ligne et une dimension en colonne a été réalisé, cette information est aussi conservée en base. En revanche, l’espace de travail n’est pas une information sauvegardée afin que la sélection puisse s’appliquer à n’importe quel espace.</text:span></text:p><text:p text:style-name="P11"/><text:p text:style-name="P13">Si une sélection est sauvegardée à nouveau pour une autre finalité (par exemple une sélection réalisée pour un export qu’on utilise pour une visualisation avec mise en forme du tableau), les informations spécifiques à cette autre finalité sont également enregistrées tout en conservant les informations de la finalité précédente.</text:p></draw:text-box></draw:frame><text:soft-page-break/></text:p>
      <text:p text:style-name="P28"><draw:frame draw:style-name="fr3" draw:name="Cadre9" text:anchor-type="paragraph" svg:x="-0.004cm" svg:y="1.526cm" svg:width="16.974cm" draw:z-index="7"><draw:text-box fo:min-height="0.669cm"><text:p text:style-name="P25"><text:span text:style-name="T33">C</text:span><text:span text:style-name="T1">ritère d’acceptation – Jeux de test </text:span><text:span text:style-name="T22">(</text:span><text:span text:style-name="T23">y c.</text:span><text:span text:style-name="T22"> d</text:span><text:span text:style-name="T23">é</text:span><text:span text:style-name="T22">finition de prêt)</text:span></text:p><text:p text:style-name="P15"><text:span text:style-name="T4">L</text:span><text:span text:style-name="T9">a sélection définie par l’utilisateur a été sauvegardée en base et devient accessible dans la liste des sélections sauvegardées</text:span><text:span text:style-name="T3">.</text:span></text:p></draw:text-box></draw:frame><draw:frame draw:style-name="fr2" draw:name="Cadre6" text:anchor-type="paragraph" svg:x="-0.004cm" svg:y="0.007cm" svg:width="16.974cm" draw:z-index="4"><draw:text-box fo:min-height="0.669cm"><text:p text:style-name="P24">Résultat attendu de la fonctionnalité<text:span text:style-name="T33"> : </text:span></text:p><text:p text:style-name="P14"><text:span text:style-name="T4">L</text:span><text:span text:style-name="T9">a sélection définie par l’utilisateur a été sauvegardée en base et devient accessible dans la liste des sélections sauvegardées</text:span><text:span text:style-name="T44">.</text:span></text:p></draw:text-box></draw:frame></text:p>
      <text:p text:style-name="P52"/>
      <text:p text:style-name="P53">ANNEXE DE PR<text:span text:style-name="T26">É</text:span>SENTATION DES DONN<text:span text:style-name="T26">ÉES DE TEST</text:span></text:p>
      <text:p text:style-name="P36"/>
      <text:p text:style-name="P36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Consalès</meta:initial-creator>
    <meta:creation-date>2016-01-15T09:34:33.434000000</meta:creation-date>
    <dc:date>2019-03-27T18:39:51.302000000</dc:date>
    <meta:editing-duration>P2DT4H41M13S</meta:editing-duration>
    <meta:editing-cycles>192</meta:editing-cycles>
    <meta:generator>LibreOffice/5.4.6.2$Windows_X86_64 LibreOffice_project/4014ce260a04f1026ba855d3b8d91541c224eab8</meta:generator>
    <meta:print-date>2016-05-11T15:29:19.484000000</meta:print-date>
    <dc:creator>Georges Consalès</dc:creator>
    <meta:document-statistic meta:table-count="2" meta:image-count="0" meta:object-count="0" meta:page-count="5" meta:paragraph-count="55" meta:word-count="1142" meta:character-count="7011" meta:non-whitespace-character-count="5918"/>
  </office:meta>
</office:document-meta>
</file>